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ise en main du Java Script</text:p>
      <text:p text:style-name="P1"/>
      <text:p text:style-name="P1">1.L'événement qui va provoquer un changement est "onchange" et la fonction appeller lors de l'événement s'appelle "SelectCalculette(this)" et "SelectQuantite(e)".</text:p>
      <text:p text:style-name="P1"/>
      <text:p text:style-name="P1">2.Il contient du code JavaScript.</text:p>
      <text:p text:style-name="P1">Function exemple(un parametre) {<text:tab/>}</text:p>
      <text:p text:style-name="P1">Ce parametre correspond a la valeur selctionner par l'utilisateur dans la page html.</text:p>
      <text:p text:style-name="P1"/>
      <text:p text:style-name="P1">3.(This) prend la valeur renvoyé par la balise select dans la fonction JavaScript utiliser.</text:p>
      <text:p text:style-name="P1"/>
      <text:p text:style-name="P1">4."SelectCalculatrice " récupère la valeur de (e) donc (this) dans le html, et change le prix afficher dans le html en fonction cette dernière.</text:p>
      <text:p text:style-name="P1">"SelectQuantite" récupère la valeur de this donc la quantité de calculette selectionner et affiche le prix total.</text:p>
      <text:p text:style-name="P1"/>
      <text:p text:style-name="P1">Ex 2 :</text:p>
      <text:list xml:id="list4724613159558321960" text:style-name="L1">
        <text:list-item>
          <text:list>
            <text:list-item>
              <text:list>
                <text:list-item>
                  <text:p text:style-name="P3">L'extention ".HTML"</text:p>
                </text:list-item>
                <text:list-item>
                  <text:p text:style-name="P3">Car une boîte d'alerte s'affiche avant et qu'il faut confirmer pour pousuivre.</text:p>
                </text:list-item>
                <text:list-item>
                  <text:p text:style-name="P3">C'est une boîte d'alerte.</text:p>
                </text:list-item>
                <text:list-item>
                  <text:p text:style-name="P3">Rien.</text:p>
                </text:list-item>
                <text:list-item>
                  <text:p text:style-name="P3">C'est la même chose.</text:p>
                </text:list-item>
              </text:list>
            </text:list-item>
          </text:list>
        </text:list-item>
      </text:list>
      <text:p text:style-name="P1">Ex 3 :</text:p>
      <text:list xml:id="list312083594990414086" text:style-name="L2">
        <text:list-item>
          <text:list>
            <text:list-item>
              <text:list>
                <text:list-item>
                  <text:p text:style-name="P4">L'évenement générer s'appelle "onload".Lors du chargement d la page, il ne se passe rien.(peut être que le but recherché était d'ouvrir une bo$ite de dialogue dés le chargemnt de la page, sauf que la ça ne fonctionne pas).</text:p>
                </text:list-item>
                <text:list-item>
                  <text:p text:style-name="P4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21M33S</meta:editing-duration>
    <meta:editing-cycles>6</meta:editing-cycles>
    <meta:generator>OpenOffice/4.1.2$Win32 OpenOffice.org_project/412m3$Build-9782</meta:generator>
    <dc:date>2021-03-08T11:58:44.67</dc:date>
    <meta:document-statistic meta:table-count="0" meta:image-count="0" meta:object-count="0" meta:page-count="1" meta:paragraph-count="16" meta:word-count="176" meta:character-count="1081"/>
    <meta:user-defined meta:name="Info 1"/>
    <meta:user-defined meta:name="Info 2"/>
    <meta:user-defined meta:name="Info 3"/>
    <meta:user-defined meta:name="Info 4"/>
  </office:meta>
</office:document-meta>
</file>